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Math" svg:font-family="CambriaMath"/>
    <style:font-face style:name="CambriaMath1" svg:font-family="CambriaMath"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04cm" svg:stroke-color="#000000" draw:stroke-linejoin="miter" svg:stroke-linecap="butt" draw:fill="none" fo:padding-top="0.002cm" fo:padding-bottom="0.002cm" fo:padding-left="0.002cm" fo:padding-right="0.002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465cm" fo:min-width="0.465cm" fo:padding-top="0cm" fo:padding-bottom="0cm" fo:padding-left="0cm" fo:padding-right="0cm"/>
      <style:paragraph-properties style:writing-mode="lr-tb"/>
    </style:style>
    <style:style style:name="gr6" style:family="graphic" style:parent-style-name="standard">
      <style:graphic-properties draw:stroke="solid" svg:stroke-width="0.026cm" svg:stroke-color="#000000" draw:stroke-linejoin="miter" svg:stroke-linecap="butt" draw:fill="solid" draw:fill-color="#ffffff" fo:padding-top="0.013cm" fo:padding-bottom="0.013cm" fo:padding-left="0.013cm" fo:padding-right="0.013cm"/>
    </style:style>
    <style:style style:name="gr7" style:family="graphic" style:parent-style-name="standard">
      <style:graphic-properties draw:stroke="none" draw:fill="none" draw:textarea-horizontal-align="left" draw:textarea-vertical-align="top" draw:auto-grow-height="true" draw:auto-grow-width="true" fo:min-height="0.635cm" fo:min-width="0.635cm" fo:padding-top="0cm" fo:padding-bottom="0cm" fo:padding-left="0cm" fo:padding-right="0cm"/>
      <style:paragraph-properties style:writing-mode="lr-tb"/>
    </style:style>
    <style:style style:name="gr8" style:family="graphic" style:parent-style-name="standard">
      <style:graphic-properties draw:stroke="solid" svg:stroke-width="0.035cm" svg:stroke-color="#bdd7ee" draw:stroke-linejoin="miter" svg:stroke-linecap="butt" draw:fill="solid" draw:fill-color="#bdd7ee"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778cm" fo:min-width="0.778cm" fo:padding-top="0cm" fo:padding-bottom="0cm" fo:padding-left="0cm" fo:padding-right="0cm"/>
      <style:paragraph-properties style:writing-mode="lr-tb"/>
    </style:style>
    <style:style style:name="gr10" style:family="graphic" style:parent-style-name="standard">
      <style:graphic-properties draw:stroke="solid" svg:stroke-width="0.035cm" svg:stroke-color="#bdd7ee" draw:stroke-linejoin="miter" svg:stroke-linecap="butt" draw:fill="none" fo:padding-top="0.017cm" fo:padding-bottom="0.017cm" fo:padding-left="0.017cm" fo:padding-right="0.017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8pt" style:font-size-asian="18pt" style:font-size-complex="18pt"/>
    </style:style>
    <style:style style:name="P6" style:family="paragraph">
      <loext:graphic-properties draw:fill="none"/>
      <style:text-properties fo:font-size="13.1999998092651pt" style:font-size-asian="13.1999998092651pt" style:font-size-complex="13.1999998092651pt"/>
    </style:style>
    <style:style style:name="P7" style:family="paragraph">
      <loext:graphic-properties draw:fill="solid" draw:fill-color="#bdd7ee"/>
    </style:style>
    <style:style style:name="P8" style:family="paragraph">
      <loext:graphic-properties draw:fill="none"/>
      <style:text-properties fo:font-size="22.1000003814697pt" style:font-size-asian="22.1000003814697pt" style:font-size-complex="22.1000003814697pt"/>
    </style:style>
    <style:style style:name="T1" style:family="text">
      <style:text-properties fo:color="#000000" loext:opacity="100%" style:font-name="CambriaMath" fo:font-size="18pt" fo:font-weight="normal" style:font-size-asian="18pt" style:font-weight-asian="normal" style:font-name-complex="CambriaMath" style:font-size-complex="18pt" style:font-weight-complex="normal"/>
    </style:style>
    <style:style style:name="T2" style:family="text">
      <style:text-properties fo:color="#000000" loext:opacity="100%" style:font-name="CambriaMath" fo:font-size="13.1999998092651pt" fo:font-weight="normal" style:font-size-asian="13.1999998092651pt" style:font-weight-asian="normal" style:font-name-complex="CambriaMath" style:font-size-complex="13.1999998092651pt" style:font-weight-complex="normal"/>
    </style:style>
    <style:style style:name="T3" style:family="text">
      <style:text-properties fo:color="#ffffff" loext:opacity="100%" style:font-name="CambriaMath" fo:font-size="18pt" fo:font-weight="normal" style:font-size-asian="18pt" style:font-weight-asian="normal" style:font-name-complex="CambriaMath" style:font-size-complex="18pt" style:font-weight-complex="normal"/>
    </style:style>
    <style:style style:name="T4" style:family="text">
      <style:text-properties fo:color="#000000" loext:opacity="100%" style:font-name="CambriaMath" fo:font-size="22.1000003814697pt" fo:font-weight="normal" style:font-size-asian="22.1000003814697pt" style:font-weight-asian="normal" style:font-name-complex="CambriaMath" style:font-size-complex="22.100000381469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1.996cm" svg:height="15.003cm" svg:x="0cm" svg:y="-0.001cm" svg:viewBox="0 0 21997 15004" draw:points="0,15004 21997,15004 21997,0 0,0">
          <text:p/>
        </draw:polygon>
        <draw:polygon draw:style-name="gr2" draw:text-style-name="P2" draw:layer="layout" svg:width="9.593cm" svg:height="2.752cm" svg:x="11.345cm" svg:y="4.114cm" svg:viewBox="0 0 9594 2753" draw:points="0,2753 9594,2753 9594,0 0,0">
          <text:p/>
        </draw:polygon>
        <draw:path draw:style-name="gr3" draw:text-style-name="P3" draw:layer="layout" svg:width="0.889cm" svg:height="0.588cm" svg:x="16.184cm" svg:y="5.219cm" svg:viewBox="0 0 890 589" svg:d="M702 0c60 16 107 50 139 103s49 116 49 191c0 76-17 139-49 192s-78 87-139 103l-8-24c48-16 84-47 107-94s35-108 35-180c0-70-12-128-35-174s-59-78-107-94zM188 0l8 23c-48 16-84 48-108 94-23 46-34 104-34 174 0 72 11 133 34 180 24 47 59 78 107 94l-7 24c-61-16-107-50-139-103-33-53-49-116-49-192 0-75 16-138 49-191 32-53 78-87 139-103z">
          <text:p/>
        </draw:path>
        <draw:path draw:style-name="gr3" draw:text-style-name="P3" draw:layer="layout" svg:width="2.393cm" svg:height="2.36cm" svg:x="18.124cm" svg:y="4.339cm" svg:viewBox="0 0 2394 2361" svg:d="M2050 0c105 122 190 287 252 497 61 209 92 436 92 681 0 240-31 467-92 681-62 213-147 381-252 502l-21-21c97-124 170-292 222-503 51-211 76-431 76-659 0-234-25-454-76-660-52-207-125-372-222-497zM343 0l21 21c-96 125-170 290-221 497-50 206-75 426-75 660 0 228 25 448 75 659 51 211 125 379 221 503l-21 21c-105-121-188-289-250-502-62-214-93-441-93-681 0-245 31-472 93-681 62-210 145-375 250-497z">
          <text:p/>
        </draw:path>
        <draw:frame draw:style-name="gr4" draw:text-style-name="P5" draw:layer="layout" svg:width="6.242cm" svg:height="0.636cm" svg:x="11.722cm" svg:y="5.193cm">
          <draw:text-box>
            <text:p text:style-name="P4"><text:span text:style-name="T1">𝜉</text:span><text:span text:style-name="T1">: Ω → 𝒳, 𝜔 ↦ 𝜉 𝜔 ≔</text:span></text:p>
          </draw:text-box>
        </draw:frame>
        <draw:frame draw:style-name="gr4" draw:text-style-name="P5" draw:layer="layout" svg:width="0.634cm" svg:height="0.636cm" svg:x="18.549cm" svg:y="4.422cm">
          <draw:text-box>
            <text:p text:style-name="P4"><text:span text:style-name="T1">𝜉</text:span></text:p>
          </draw:text-box>
        </draw:frame>
        <draw:frame draw:style-name="gr5" draw:text-style-name="P6" draw:layer="layout" svg:width="0.465cm" svg:height="0.467cm" svg:x="18.82cm" svg:y="4.685cm">
          <draw:text-box>
            <text:p text:style-name="P4"><text:span text:style-name="T2">1</text:span></text:p>
          </draw:text-box>
        </draw:frame>
        <draw:frame draw:style-name="gr4" draw:text-style-name="P5" draw:layer="layout" svg:width="0.887cm" svg:height="0.636cm" svg:x="19.116cm" svg:y="4.422cm">
          <draw:text-box>
            <text:p text:style-name="P4"><text:span text:style-name="T1">(𝜔)</text:span></text:p>
          </draw:text-box>
        </draw:frame>
        <draw:frame draw:style-name="gr4" draw:text-style-name="P5" draw:layer="layout" svg:width="0.634cm" svg:height="0.636cm" svg:x="19.226cm" svg:y="5.168cm">
          <draw:text-box>
            <text:p text:style-name="P4"><text:span text:style-name="T1">⋮</text:span></text:p>
          </draw:text-box>
        </draw:frame>
        <draw:frame draw:style-name="gr4" draw:text-style-name="P5" draw:layer="layout" svg:width="0.634cm" svg:height="0.636cm" svg:x="18.523cm" svg:y="5.913cm">
          <draw:text-box>
            <text:p text:style-name="P4"><text:span text:style-name="T1">𝜉</text:span></text:p>
          </draw:text-box>
        </draw:frame>
        <draw:frame draw:style-name="gr5" draw:text-style-name="P6" draw:layer="layout" svg:width="0.465cm" svg:height="0.467cm" svg:x="18.811cm" svg:y="6.176cm">
          <draw:text-box>
            <text:p text:style-name="P4"><text:span text:style-name="T2">𝑛</text:span></text:p>
          </draw:text-box>
        </draw:frame>
        <draw:polygon draw:style-name="gr2" draw:text-style-name="P2" draw:layer="layout" svg:width="13.107cm" svg:height="1.227cm" svg:x="2.844cm" svg:y="13.394cm" svg:viewBox="0 0 13108 1228" draw:points="0,1228 13108,1228 13108,0 0,0">
          <text:p/>
        </draw:polygon>
        <draw:frame draw:style-name="gr4" draw:text-style-name="P5" draw:layer="layout" svg:width="0.887cm" svg:height="0.636cm" svg:x="19.141cm" svg:y="5.913cm">
          <draw:text-box>
            <text:p text:style-name="P4"><text:span text:style-name="T1">(𝜔)</text:span></text:p>
          </draw:text-box>
        </draw:frame>
        <draw:path draw:style-name="gr3" draw:text-style-name="P3" draw:layer="layout" svg:width="2.307cm" svg:height="0.767cm" svg:x="3.906cm" svg:y="13.615cm" svg:viewBox="0 0 2308 768" svg:d="M2107 0c64 17 114 61 149 131 35 71 52 155 52 252s-17 181-52 253c-35 71-85 115-149 132l-8-26c50-18 88-59 114-123 25-64 38-142 38-235 0-94-13-173-38-236-26-63-64-104-114-123zM202 0l7 25c-50 19-87 60-113 123s-39 142-39 236c0 93 13 171 39 235s63 105 113 123l-7 26c-65-17-115-61-150-132-35-72-52-156-52-253s17-181 52-252c35-70 85-114 150-131z">
          <text:p/>
        </draw:path>
        <draw:frame draw:style-name="gr4" draw:text-style-name="P5" draw:layer="layout" svg:width="0.899cm" svg:height="0.636cm" svg:x="3.412cm" svg:y="13.677cm">
          <draw:text-box>
            <text:p text:style-name="P4"><text:span text:style-name="T1">ℙ 𝜉</text:span></text:p>
          </draw:text-box>
        </draw:frame>
        <draw:path draw:style-name="gr3" draw:text-style-name="P3" draw:layer="layout" svg:width="0.761cm" svg:height="0.588cm" svg:x="5.168cm" svg:y="13.698cm" svg:viewBox="0 0 762 589" svg:d="M575 0c60 16 106 50 139 103 32 54 48 117 48 192s-16 139-48 191c-32 53-79 87-139 103l-8-24c48-16 84-47 107-94s34-107 34-179c0-70-11-128-34-175-23-46-59-77-108-93zM187 0l8 24c-48 16-83 47-107 93-23 47-35 105-35 175 0 72 12 132 35 179 24 47 59 78 107 94l-8 24c-60-16-107-50-139-103-32-52-48-116-48-191s16-138 48-192c32-53 79-87 139-103z">
          <text:p/>
        </draw:path>
        <draw:frame draw:style-name="gr5" draw:text-style-name="P6" draw:layer="layout" svg:width="0.599cm" svg:height="0.467cm" svg:x="4.479cm" svg:y="13.585cm">
          <draw:text-box>
            <text:p text:style-name="P4"><text:span text:style-name="T2">−</text:span><text:span text:style-name="T2">1</text:span></text:p>
          </draw:text-box>
        </draw:frame>
        <draw:frame draw:style-name="gr4" draw:text-style-name="P5" draw:layer="layout" svg:width="0.634cm" svg:height="0.636cm" svg:x="5.377cm" svg:y="13.677cm">
          <draw:text-box>
            <text:p text:style-name="P4"><text:span text:style-name="T1">𝑆</text:span></text:p>
          </draw:text-box>
        </draw:frame>
        <draw:path draw:style-name="gr3" draw:text-style-name="P3" draw:layer="layout" svg:width="5.19cm" svg:height="0.588cm" svg:x="7.589cm" svg:y="13.698cm" svg:viewBox="0 0 5191 589" svg:d="M5003 0c61 16 107 50 139 103 33 54 49 117 49 192s-16 139-49 191c-32 53-78 87-139 103l-7-24c47-16 83-47 106-94 24-47 35-107 35-179 0-70-11-128-35-175-23-46-59-77-107-93zM188 0l9 24c-49 16-85 47-108 93-24 47-35 105-35 175 0 72 11 132 35 179 23 47 58 78 107 94l-8 24c-61-16-107-50-140-103-32-52-48-116-48-191s16-138 48-192c33-53 80-87 140-103z">
          <text:p/>
        </draw:path>
        <draw:path draw:style-name="gr3" draw:text-style-name="P3" draw:layer="layout" svg:width="0.889cm" svg:height="0.588cm" svg:x="10.29cm" svg:y="13.698cm" svg:viewBox="0 0 890 589" svg:d="M701 0c60 16 107 50 140 103 32 54 49 117 49 192s-17 139-49 191c-33 53-80 87-140 103l-7-24c47-16 83-47 106-94 24-47 36-107 36-179 0-70-12-128-36-175-23-46-59-77-107-93zM188 0l8 24c-49 16-84 47-107 93-24 47-35 105-35 175 0 72 11 132 35 179 23 47 58 78 106 94l-7 24c-61-16-108-50-140-103-32-52-48-116-48-191s16-138 48-192c33-53 79-87 140-103z">
          <text:p/>
        </draw:path>
        <draw:frame draw:style-name="gr4" draw:text-style-name="P5" draw:layer="layout" svg:width="5.958cm" svg:height="0.636cm" svg:x="6.444cm" svg:y="13.677cm">
          <draw:text-box>
            <text:p text:style-name="P4"><text:span text:style-name="T1">= ℙ {𝜔 ∈ Ω|𝜉 𝜔 ∈ 𝑆}</text:span></text:p>
          </draw:text-box>
        </draw:frame>
        <draw:frame draw:style-name="gr4" draw:text-style-name="P5" draw:layer="layout" svg:width="1.293cm" svg:height="0.636cm" svg:x="13.017cm" svg:y="13.677cm">
          <draw:text-box>
            <text:p text:style-name="P4"><text:span text:style-name="T1">=: ℙ</text:span></text:p>
          </draw:text-box>
        </draw:frame>
        <draw:frame draw:style-name="gr5" draw:text-style-name="P6" draw:layer="layout" svg:width="0.465cm" svg:height="0.467cm" svg:x="14.211cm" svg:y="13.94cm">
          <draw:text-box>
            <text:p text:style-name="P4"><text:span text:style-name="T2">𝜉</text:span></text:p>
          </draw:text-box>
        </draw:frame>
        <draw:path draw:style-name="gr6" draw:text-style-name="P1" draw:layer="layout" svg:width="7.307cm" svg:height="4.606cm" svg:x="1.993cm" svg:y="0.986cm" svg:viewBox="0 0 7308 4607" svg:d="M0 2304c0-1273 1636-2304 3655-2304 2017 0 3653 1031 3653 2304 0 1272-1636 2303-3653 2303-2019 0-3655-1031-3655-2303z">
          <text:p/>
        </draw:path>
        <draw:frame draw:style-name="gr4" draw:text-style-name="P5" draw:layer="layout" svg:width="0.883cm" svg:height="0.636cm" svg:x="14.508cm" svg:y="13.677cm">
          <draw:text-box>
            <text:p text:style-name="P4"><text:span text:style-name="T1">(𝑆)</text:span></text:p>
          </draw:text-box>
        </draw:frame>
        <draw:polygon draw:style-name="gr2" draw:text-style-name="P2" draw:layer="layout" svg:width="1.228cm" svg:height="1.194cm" svg:x="2.59cm" svg:y="1.845cm" svg:viewBox="0 0 1229 1195" draw:points="0,1195 1229,1195 1229,0 0,0">
          <text:p/>
        </draw:polygon>
        <draw:frame draw:style-name="gr7" draw:text-style-name="P5" draw:layer="layout" svg:width="0.635cm" svg:height="0.636cm" svg:x="5.301cm" svg:y="2.988cm">
          <draw:text-box>
            <text:p text:style-name="P4"><text:span text:style-name="T3">𝒳</text:span></text:p>
          </draw:text-box>
        </draw:frame>
        <draw:path draw:style-name="gr8" draw:text-style-name="P7" draw:layer="layout" svg:width="3.361cm" svg:height="1.668cm" svg:x="3.818cm" svg:y="3.225cm" svg:viewBox="0 0 3362 1669" svg:d="M0 834c0-460 752-834 1682-834 928 0 1680 374 1680 834 0 462-752 835-1680 835-930 0-1682-373-1682-835z">
          <text:p/>
        </draw:path>
        <draw:polygon draw:style-name="gr2" draw:text-style-name="P2" draw:layer="layout" svg:width="2.523cm" svg:height="1.177cm" svg:x="4.182cm" svg:y="3.547cm" svg:viewBox="0 0 2524 1178" draw:points="0,1178 2524,1178 2524,0 0,0">
          <text:p/>
        </draw:polygon>
        <draw:frame draw:style-name="gr9" draw:text-style-name="P8" draw:layer="layout" svg:width="0.778cm" svg:height="0.78cm" svg:x="2.943cm" svg:y="2.071cm">
          <draw:text-box>
            <text:p text:style-name="P4"><text:span text:style-name="T4">Ω</text:span></text:p>
          </draw:text-box>
        </draw:frame>
        <draw:frame draw:style-name="gr7" draw:text-style-name="P5" draw:layer="layout" svg:width="0.635cm" svg:height="0.636cm" svg:x="4.525cm" svg:y="3.767cm">
          <draw:text-box>
            <text:p text:style-name="P4"><text:span text:style-name="T1">𝜉</text:span></text:p>
          </draw:text-box>
        </draw:frame>
        <draw:frame draw:style-name="gr5" draw:text-style-name="P6" draw:layer="layout" svg:width="0.599cm" svg:height="0.467cm" svg:x="4.864cm" svg:y="3.675cm">
          <draw:text-box>
            <text:p text:style-name="P4"><text:span text:style-name="T2">−</text:span><text:span text:style-name="T2">1</text:span></text:p>
          </draw:text-box>
        </draw:frame>
        <draw:path draw:style-name="gr10" draw:text-style-name="P2" draw:layer="layout" svg:width="9.864cm" svg:height="5.893cm" svg:x="0.787cm" svg:y="0.482cm" svg:viewBox="0 0 9865 5894" svg:d="M0 982c0-542 440-982 982-982h7900c543 0 983 440 983 982v3930c0 542-440 982-983 982h-7900c-542 0-982-440-982-982z">
          <text:p/>
        </draw:path>
        <draw:polygon draw:style-name="gr2" draw:text-style-name="P2" draw:layer="layout" svg:width="3.158cm" svg:height="1.169cm" svg:x="0.787cm" svg:y="5.096cm" svg:viewBox="0 0 3159 1170" draw:points="0,1170 3159,1170 3159,0 0,0">
          <text:p/>
        </draw:polygon>
        <draw:frame draw:style-name="gr7" draw:text-style-name="P5" draw:layer="layout" svg:width="0.883cm" svg:height="0.636cm" svg:x="5.499cm" svg:y="3.767cm">
          <draw:text-box>
            <text:p text:style-name="P4"><text:span text:style-name="T1">(𝑆)</text:span></text:p>
          </draw:text-box>
        </draw:frame>
        <draw:path draw:style-name="gr10" draw:text-style-name="P2" draw:layer="layout" svg:width="7.671cm" svg:height="5.342cm" svg:x="9.575cm" svg:y="7.188cm" svg:viewBox="0 0 7672 5343" svg:d="M0 891c0-493 399-891 891-891h5891c491 0 890 398 890 891v3562c0 491-399 890-890 890h-5891c-492 0-891-399-891-890z">
          <text:p/>
        </draw:path>
        <draw:polygon draw:style-name="gr2" draw:text-style-name="P2" draw:layer="layout" svg:width="3.412cm" svg:height="1.16cm" svg:x="9.618cm" svg:y="11.311cm" svg:viewBox="0 0 3413 1161" draw:points="0,1161 3413,1161 3413,0 0,0">
          <text:p/>
        </draw:polygon>
        <draw:frame draw:style-name="gr4" draw:text-style-name="P5" draw:layer="layout" svg:width="2.682cm" svg:height="0.636cm" svg:x="1.13cm" svg:y="5.309cm">
          <draw:text-box>
            <text:p text:style-name="P4"><text:span text:style-name="T1">(Ω, 𝒜, ℙ)</text:span></text:p>
          </draw:text-box>
        </draw:frame>
        <draw:frame draw:style-name="gr4" draw:text-style-name="P5" draw:layer="layout" svg:width="2.385cm" svg:height="0.636cm" svg:x="9.959cm" svg:y="11.526cm">
          <draw:text-box>
            <text:p text:style-name="P4"><text:span text:style-name="T1">(𝒳, 𝒮, ℙ</text:span></text:p>
          </draw:text-box>
        </draw:frame>
        <draw:frame draw:style-name="gr5" draw:text-style-name="P6" draw:layer="layout" svg:width="0.465cm" svg:height="0.467cm" svg:x="12.067cm" svg:y="11.79cm">
          <draw:text-box>
            <text:p text:style-name="P4"><text:span text:style-name="T2">𝜉</text:span></text:p>
          </draw:text-box>
        </draw:frame>
        <draw:path draw:style-name="gr6" draw:text-style-name="P1" draw:layer="layout" svg:width="6.147cm" svg:height="3.285cm" svg:x="10.282cm" svg:y="8.106cm" svg:viewBox="0 0 6148 3286" svg:d="M0 1644c0-907 1376-1644 3074-1644 1697 0 3074 737 3074 1644s-1377 1642-3074 1642c-1698 0-3074-735-3074-1642z">
          <text:p/>
        </draw:path>
        <draw:frame draw:style-name="gr4" draw:text-style-name="P5" draw:layer="layout" svg:width="0.634cm" svg:height="0.636cm" svg:x="12.423cm" svg:y="11.526cm">
          <draw:text-box>
            <text:p text:style-name="P4"><text:span text:style-name="T1">)</text:span></text:p>
          </draw:text-box>
        </draw:frame>
        <draw:polygon draw:style-name="gr2" draw:text-style-name="P2" draw:layer="layout" svg:width="1.21cm" svg:height="1.025cm" svg:x="14.317cm" svg:y="9.77cm" svg:viewBox="0 0 1211 1026" draw:points="0,1026 1211,1026 1211,0 0,0">
          <text:p/>
        </draw:polygon>
        <draw:frame draw:style-name="gr4" draw:text-style-name="P5" draw:layer="layout" svg:width="0.634cm" svg:height="0.636cm" svg:x="13.014cm" svg:y="9.45cm">
          <draw:text-box>
            <text:p text:style-name="P4"><text:span text:style-name="T3">𝒳</text:span></text:p>
          </draw:text-box>
        </draw:frame>
        <draw:path draw:style-name="gr3" draw:text-style-name="P3" draw:layer="layout" svg:width="5.138cm" svg:height="4.607cm" svg:x="7.42cm" svg:y="4.16cm" svg:viewBox="0 0 5139 4608" svg:d="M1 0l233 8 233 9 231 10 230 14 227 19 112 11 112 12 111 15 110 16 109 17 108 20 107 22 106 24 104 27 103 29 102 32 100 34 98 38 97 40 95 44 93 47 92 51 89 55 87 57 86 62 83 66 81 71 40 38 40 41 40 44 40 46 40 50 40 52 40 55 40 57 39 59 40 62 39 64 39 65 39 68 38 68 77 143 75 148 75 152 73 156 71 158 69 160 67 160 65 161 63 159 60 156 58 154 55 149 52 144 25 69 23 68 24 67 22 65 22 62 20 60 20 59 18 56 18 53 17 51 15 48 15 45 13 43 13 39 11 36 11 33 9 30 8 25 7 23 5 17-34 10-5-17-7-22-8-26-9-30-10-32-12-36-12-39-14-43-14-45-16-48-17-51h1l-18-53-19-56-20-58-20-61-21-62-22-65v1l-24-67-23-68-25-69-52-144-55-149-57-153-61-156-63-159v1l-65-161-67-160-69-160-71-157-72-156v1l-74-152-75-148v1l-77-143 1 1-39-69-39-67-38-65-39-63-40-61h1l-39-59-40-57-39-54-40-51h1l-40-49-39-46-40-43h1l-40-41 1 1-40-38 1 1-80-70v1l-83-66 1 1-85-62 1 1-87-58 1 1-89-54-91-51 1 1-93-47h1l-95-44 1 1-96-41v1l-98-38 1 1-100-35h1l-101-31-102-29-104-27h1l-106-24h1l-106-21-108-20-108-18-110-16v1l-110-15-112-12h1l-112-11-227-18-229-14-231-11h1l-234-9h1l-233-8zM5139 4220l-74 388-291-268c-7-7-7-18-1-25 7-7 18-7 25-1l267 246-29 10 68-357c2-10 11-16 21-14 9 2 15 11 14 21z">
          <text:p/>
        </draw:path>
        <draw:path draw:style-name="gr8" draw:text-style-name="P7" draw:layer="layout" svg:width="1.948cm" svg:height="1.668cm" svg:x="11.624cm" svg:y="8.966cm" svg:viewBox="0 0 1949 1669" svg:d="M0 835c0-461 436-835 974-835 539 0 975 374 975 835 0 460-436 834-975 834-538 0-974-374-974-834z">
          <text:p/>
        </draw:path>
        <draw:polygon draw:style-name="gr2" draw:text-style-name="P2" draw:layer="layout" svg:width="1.007cm" svg:height="1.024cm" svg:x="12.09cm" svg:y="9.296cm" svg:viewBox="0 0 1008 1025" draw:points="0,1025 1008,1025 1008,0 0,0">
          <text:p/>
        </draw:polygon>
        <draw:frame draw:style-name="gr7" draw:text-style-name="P5" draw:layer="layout" svg:width="0.635cm" svg:height="0.636cm" svg:x="14.649cm" svg:y="9.982cm">
          <draw:text-box>
            <text:p text:style-name="P4"><text:span text:style-name="T1">𝒳</text:span></text:p>
          </draw:text-box>
        </draw:frame>
        <draw:frame draw:style-name="gr4" draw:text-style-name="P5" draw:layer="layout" svg:width="0.634cm" svg:height="0.636cm" svg:x="12.421cm" svg:y="9.509cm">
          <draw:text-box>
            <text:p text:style-name="P4"><text:span text:style-name="T1">𝑆</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Math" svg:font-family="CambriaMath"/>
    <style:font-face style:name="CambriaMath1" svg:font-family="CambriaMath"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1.996cm" fo:page-height="15.00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11-21T12:19:10.006166992</dc:date>
    <meta:editing-duration>PT49S</meta:editing-duration>
    <meta:editing-cycles>1</meta:editing-cycles>
    <meta:document-statistic meta:object-count="49"/>
    <meta:generator>LibreOffice/7.3.6.2$Linux_X86_64 LibreOffice_project/30$Build-2</meta:generator>
  </office:meta>
</office:document-meta>
</file>